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00A0000000A432017E3B01C2BA3.png" manifest:media-type="image/png"/>
  <manifest:file-entry manifest:full-path="Pictures/1000020100000008000000082D0C26B4E2A107FF.png" manifest:media-type="image/png"/>
  <manifest:file-entry manifest:full-path="Pictures/TablePreview6.svm" manifest:media-type=""/>
  <manifest:file-entry manifest:full-path="Pictures/100002010000000A0000000AF64501F4FEE682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47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="Square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co1" style:family="table-column">
      <style:table-column-properties style:column-width="0.707cm" style:use-optimal-column-width="false"/>
    </style:style>
    <style:style style:name="co2" style:family="table-column">
      <style:table-column-properties style:column-width="0.702cm" style:use-optimal-column-width="false"/>
    </style:style>
    <style:style style:name="co3" style:family="table-column">
      <style:table-column-properties style:column-width="0.709cm" style:use-optimal-column-width="false"/>
    </style:style>
    <style:style style:name="co4" style:family="table-column">
      <style:table-column-properties style:column-width="0.708cm" style:use-optimal-column-width="false"/>
    </style:style>
    <style:style style:name="co5" style:family="table-column">
      <style:table-column-properties style:column-width="0.716cm" style:use-optimal-column-width="false"/>
    </style:style>
    <style:style style:name="co6" style:family="table-column">
      <style:table-column-properties style:column-width="0.7cm" style:use-optimal-column-width="false"/>
    </style:style>
    <style:style style:name="co7" style:family="table-column">
      <style:table-column-properties style:column-width="0.694cm" style:use-optimal-column-width="false"/>
    </style:style>
    <style:style style:name="ro1" style:family="table-row">
      <style:table-row-properties style:row-height="1.414cm" style:use-optimal-row-height="false"/>
    </style:style>
    <style:style style:name="ro2" style:family="table-row">
      <style:table-row-properties style:row-height="1.415cm" style:use-optimal-row-height="false"/>
    </style:style>
    <style:style style:name="ce1" style:family="table-cell">
      <loext:graphic-properties draw:fill="hatch" draw:fill-color="#ff3838" draw:fill-hatch-name="Black_20_45_20_Degrees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bitmap" draw:fill-color="#ff3838" draw:fill-image-name="bleu" draw:fill-image-width="0cm" draw:fill-image-height="0cm" style:repeat="repeat" draw:fill-image-ref-point-x="0%" draw:fill-image-ref-point-y="0%" draw:fill-image-ref-point="center" draw:tile-repeat-offset="0% vertical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3" style:family="table-cell">
      <loext:graphic-properties draw:fill="bitmap" draw:fill-color="#ff3838" draw:fill-image-name="bleu" draw:fill-image-width="0cm" draw:fill-image-height="0cm" style:repeat="repeat" draw:fill-image-ref-point-x="0%" draw:fill-image-ref-point-y="0%" draw:fill-image-ref-point="center" draw:tile-repeat-offset="0% vertical"/>
      <style:paragraph-properties fo:border="0.03pt solid #000000"/>
      <style:text-properties fo:font-size="18pt" style:font-size-asian="18pt" style:font-size-complex="18pt"/>
    </style:style>
    <style:style style:name="ce4" style:family="table-cell">
      <loext:graphic-properties draw:fill="bitmap" draw:fill-color="#ff3838" draw:fill-image-name="bleu" draw:fill-image-width="0cm" draw:fill-image-height="0cm" style:repeat="repeat" draw:fill-image-ref-point-x="0%" draw:fill-image-ref-point-y="0%" draw:fill-image-ref-point="center" draw:tile-repeat-offset="0% vertical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5" style:family="table-cell">
      <loext:graphic-properties draw:fill="bitmap" draw:fill-color="#ff3838" draw:fill-image-name="vert" draw:fill-image-width="0cm" draw:fill-image-height="0cm" style:repeat="repeat" draw:fill-image-ref-point-x="0%" draw:fill-image-ref-point-y="0%" draw:fill-image-ref-point="center" draw:tile-repeat-offset="0% vertical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bitmap" draw:fill-color="#ff3838" draw:fill-image-name="vert" draw:fill-image-width="0cm" draw:fill-image-height="0cm" style:repeat="repeat" draw:fill-image-ref-point-x="0%" draw:fill-image-ref-point-y="0%" draw:fill-image-ref-point="center" draw:tile-repeat-offset="0% vertical"/>
      <style:paragraph-properties fo:border="0.03pt solid #000000"/>
      <style:text-properties fo:font-size="18pt" style:font-size-asian="18pt" style:font-size-complex="18pt"/>
    </style:style>
    <style:style style:name="ce7" style:family="table-cell">
      <loext:graphic-properties draw:fill="bitmap" draw:fill-color="#ff3838" draw:fill-image-name="vert" draw:fill-image-width="0cm" draw:fill-image-height="0cm" style:repeat="repeat" draw:fill-image-ref-point-x="0%" draw:fill-image-ref-point-y="0%" draw:fill-image-ref-point="center" draw:tile-repeat-offset="0% vertical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8" style:family="table-cell">
      <loext:graphic-properties draw:fill="bitmap" draw:fill-color="#ff3838" draw:fill-image-name="red2" draw:fill-image-width="0cm" draw:fill-image-height="0cm" style:repeat="repeat" draw:fill-image-ref-point-x="0%" draw:fill-image-ref-point-y="0%" draw:fill-image-ref-point="center" draw:tile-repeat-offset="0% vertical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9" style:family="table-cell">
      <loext:graphic-properties draw:fill="bitmap" draw:fill-color="#ff3838" draw:fill-image-name="red2" draw:fill-image-width="0cm" draw:fill-image-height="0cm" style:repeat="repeat" draw:fill-image-ref-point-x="0%" draw:fill-image-ref-point-y="0%" draw:fill-image-ref-point="center" draw:tile-repeat-offset="0% vertical"/>
      <style:paragraph-properties fo:border="0.03pt solid #000000"/>
      <style:text-properties fo:font-size="18pt" style:font-size-asian="18pt" style:font-size-complex="18pt"/>
    </style:style>
    <style:style style:name="ce10" style:family="table-cell">
      <loext:graphic-properties draw:fill="bitmap" draw:fill-color="#ff3838" draw:fill-image-name="red2" draw:fill-image-width="0cm" draw:fill-image-height="0cm" style:repeat="repeat" draw:fill-image-ref-point-x="0%" draw:fill-image-ref-point-y="0%" draw:fill-image-ref-point="center" draw:tile-repeat-offset="0% vertical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5cm" svg:height="1.196cm" svg:x="1.2cm" svg:y="1.804cm">
          <draw:text-box>
            <text:p><text:span text:style-name="T1">Invité : Pixel n</text:span></text:p>
          </draw:text-box>
        </draw:frame>
        <draw:frame draw:style-name="gr2" draw:text-style-name="P1" draw:layer="layout" svg:width="4.9cm" svg:height="1.197cm" svg:x="1cm" svg:y="8.903cm">
          <draw:text-box>
            <text:p><text:span text:style-name="T1">Hôte : Pixel n</text:span></text:p>
          </draw:text-box>
        </draw:frame>
        <draw:g>
          <draw:frame draw:style-name="standard" draw:layer="layout" svg:width="5.65cm" svg:height="1.413cm" svg:x="21.233cm" svg:y="1.84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3">
                <table:table-cell table:style-name="ce1">
                  <text:p><text:span text:style-name="T2">0</text:span></text:p>
                </table:table-cell>
                <table:table-cell table:style-name="ce1">
                  <text:p text:style-name="P2"><text:span text:style-name="T2">1</text:span></text:p>
                </table:table-cell>
                <table:table-cell table:style-name="ce2">
                  <text:p text:style-name="P2"><text:span text:style-name="T2">1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1</text:span></text:p>
                </table:table-cell>
                <table:table-cell>
                  <text:p text:style-name="P2"><text:span text:style-name="T2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3" draw:text-style-name="P3" draw:layer="layout" svg:x1="22.3cm" svg:y1="3.3cm" svg:x2="26.6cm" svg:y2="8.7cm">
            <text:p/>
          </draw:line>
          <draw:line draw:style-name="gr3" draw:text-style-name="P3" draw:layer="layout" svg:x1="21.8cm" svg:y1="3.4cm" svg:x2="25.8cm" svg:y2="8.7cm">
            <text:p/>
          </draw:line>
          <draw:frame draw:style-name="standard" draw:layer="layout" svg:width="5.649cm" svg:height="1.414cm" svg:x="21.318cm" svg:y="8.761cm">
            <table:table table:template-name="default" table:use-first-row-styles="true" table:use-banding-rows-styles="true">
              <table:table-column table:style-name="co1"/>
              <table:table-column table:style-name="co3"/>
              <table:table-column table:style-name="co4"/>
              <table:table-column table:style-name="co5"/>
              <table:table-column table:style-name="co6"/>
              <table:table-column table:style-name="co4"/>
              <table:table-column table:style-name="co4"/>
              <table:table-column table:style-name="co7"/>
              <table:table-row table:style-name="ro2" table:default-cell-style-name="ce3">
                <table:table-cell>
                  <text:p text:style-name="P2">0</text:p>
                </table:table-cell>
                <table:table-cell>
                  <text:p text:style-name="P2">0</text:p>
                </table:table-cell>
                <table:table-cell>
                  <text:p text:style-name="P2">0</text:p>
                </table:table-cell>
                <table:table-cell>
                  <text:p text:style-name="P2">1</text:p>
                </table:table-cell>
                <table:table-cell>
                  <text:p text:style-name="P2">1</text:p>
                </table:table-cell>
                <table:table-cell table:style-name="ce4">
                  <text:p text:style-name="P2">1</text:p>
                </table:table-cell>
                <table:table-cell table:style-name="ce1">
                  <text:p text:style-name="P2"><text:span text:style-name="T2">0</text:span></text:p>
                </table:table-cell>
                <table:table-cell table:style-name="ce1">
                  <text:p text:style-name="P2"><text:span text:style-name="T2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4" draw:text-style-name="P4" draw:layer="layout" svg:width="1.8cm" svg:height="0.683cm" svg:x="21cm" svg:y="0.917cm">
            <draw:text-box>
              <text:p text:style-name="P3"><text:span text:style-name="T3">MSB</text:span></text:p>
            </draw:text-box>
          </draw:frame>
          <draw:frame draw:style-name="gr4" draw:text-style-name="P4" draw:layer="layout" svg:width="1.8cm" svg:height="0.683cm" svg:x="25.6cm" svg:y="10.4cm">
            <draw:text-box>
              <text:p text:style-name="P3"><text:span text:style-name="T3">LSB</text:span></text:p>
            </draw:text-box>
          </draw:frame>
        </draw:g>
        <draw:g>
          <draw:frame draw:style-name="standard" draw:layer="layout" svg:width="5.65cm" svg:height="1.413cm" svg:x="14.233cm" svg:y="1.82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6">
                <table:table-cell table:style-name="ce1">
                  <text:p><text:span text:style-name="T2">1</text:span></text:p>
                </table:table-cell>
                <table:table-cell table:style-name="ce1">
                  <text:p text:style-name="P2"><text:span text:style-name="T2">0</text:span></text:p>
                </table:table-cell>
                <table:table-cell table:style-name="ce5">
                  <text:p text:style-name="P2"><text:span text:style-name="T2">1</text:span></text:p>
                </table:table-cell>
                <table:table-cell>
                  <text:p text:style-name="P2"><text:span text:style-name="T2">1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1</text:span></text:p>
                </table:table-cell>
                <table:table-cell>
                  <text:p text:style-name="P2"><text:span text:style-name="T2">1</text:span></text:p>
                </table:table-cell>
                <table:table-cell>
                  <text:p text:style-name="P2"><text:span text:style-name="T2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line draw:style-name="gr3" draw:text-style-name="P3" draw:layer="layout" svg:x1="15.3cm" svg:y1="3.283cm" svg:x2="19.6cm" svg:y2="8.683cm">
            <text:p/>
          </draw:line>
          <draw:line draw:style-name="gr3" draw:text-style-name="P3" draw:layer="layout" svg:x1="14.8cm" svg:y1="3.383cm" svg:x2="18.8cm" svg:y2="8.683cm">
            <text:p/>
          </draw:line>
          <draw:frame draw:style-name="standard" draw:layer="layout" svg:width="5.649cm" svg:height="1.414cm" svg:x="14.318cm" svg:y="8.744cm">
            <table:table table:template-name="default" table:use-first-row-styles="true" table:use-banding-rows-styles="true">
              <table:table-column table:style-name="co4"/>
              <table:table-column table:style-name="co4"/>
              <table:table-column table:style-name="co4"/>
              <table:table-column table:style-name="co5"/>
              <table:table-column table:style-name="co6"/>
              <table:table-column table:style-name="co4"/>
              <table:table-column table:style-name="co4"/>
              <table:table-column table:style-name="co7"/>
              <table:table-row table:style-name="ro2" table:default-cell-style-name="ce6">
                <table:table-cell>
                  <text:p text:style-name="P2">1</text:p>
                </table:table-cell>
                <table:table-cell>
                  <text:p text:style-name="P2">0</text:p>
                </table:table-cell>
                <table:table-cell>
                  <text:p text:style-name="P2">0</text:p>
                </table:table-cell>
                <table:table-cell>
                  <text:p text:style-name="P2">1</text:p>
                </table:table-cell>
                <table:table-cell>
                  <text:p text:style-name="P2">1</text:p>
                </table:table-cell>
                <table:table-cell table:style-name="ce7">
                  <text:p text:style-name="P2">1</text:p>
                </table:table-cell>
                <table:table-cell table:style-name="ce1">
                  <text:p text:style-name="P2"><text:span text:style-name="T2">1</text:span></text:p>
                </table:table-cell>
                <table:table-cell table:style-name="ce1">
                  <text:p text:style-name="P2"><text:span text:style-name="T2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gr4" draw:text-style-name="P4" draw:layer="layout" svg:width="1.8cm" svg:height="0.683cm" svg:x="14cm" svg:y="0.9cm">
            <draw:text-box>
              <text:p text:style-name="P3"><text:span text:style-name="T3">MSB</text:span></text:p>
            </draw:text-box>
          </draw:frame>
          <draw:frame draw:style-name="gr4" draw:text-style-name="P4" draw:layer="layout" svg:width="1.8cm" svg:height="0.683cm" svg:x="18.6cm" svg:y="10.383cm">
            <draw:text-box>
              <text:p text:style-name="P3"><text:span text:style-name="T3">LSB</text:span></text:p>
            </draw:text-box>
          </draw:frame>
        </draw:g>
        <draw:g>
          <draw:frame draw:style-name="standard" draw:layer="layout" svg:width="5.65cm" svg:height="1.413cm" svg:x="7.133cm" svg:y="1.72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9">
                <table:table-cell table:style-name="ce1">
                  <text:p><text:span text:style-name="T2">1</text:span></text:p>
                </table:table-cell>
                <table:table-cell table:style-name="ce1">
                  <text:p text:style-name="P2"><text:span text:style-name="T2">1</text:span></text:p>
                </table:table-cell>
                <table:table-cell table:style-name="ce8">
                  <text:p text:style-name="P2"><text:span text:style-name="T2">1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0</text:span></text:p>
                </table:table-cell>
                <table:table-cell>
                  <text:p text:style-name="P2"><text:span text:style-name="T2">1</text:span></text:p>
                </table:table-cell>
                <table:table-cell>
                  <text:p text:style-name="P2"><text:span text:style-name="T2">0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line draw:style-name="gr3" draw:text-style-name="P3" draw:layer="layout" svg:x1="8.2cm" svg:y1="3.183cm" svg:x2="12.5cm" svg:y2="8.583cm">
            <text:p/>
          </draw:line>
          <draw:line draw:style-name="gr3" draw:text-style-name="P3" draw:layer="layout" svg:x1="7.7cm" svg:y1="3.283cm" svg:x2="11.7cm" svg:y2="8.583cm">
            <text:p/>
          </draw:line>
          <draw:frame draw:style-name="standard" draw:layer="layout" svg:width="5.649cm" svg:height="1.414cm" svg:x="7.218cm" svg:y="8.644cm">
            <table:table table:template-name="default" table:use-first-row-styles="true" table:use-banding-rows-styles="true">
              <table:table-column table:style-name="co4"/>
              <table:table-column table:style-name="co4"/>
              <table:table-column table:style-name="co4"/>
              <table:table-column table:style-name="co5"/>
              <table:table-column table:style-name="co6"/>
              <table:table-column table:style-name="co4"/>
              <table:table-column table:style-name="co4"/>
              <table:table-column table:style-name="co7"/>
              <table:table-row table:style-name="ro2" table:default-cell-style-name="ce9">
                <table:table-cell>
                  <text:p text:style-name="P2">1</text:p>
                </table:table-cell>
                <table:table-cell>
                  <text:p text:style-name="P2">1</text:p>
                </table:table-cell>
                <table:table-cell>
                  <text:p text:style-name="P2">0</text:p>
                </table:table-cell>
                <table:table-cell>
                  <text:p text:style-name="P2">1</text:p>
                </table:table-cell>
                <table:table-cell>
                  <text:p text:style-name="P2">1</text:p>
                </table:table-cell>
                <table:table-cell table:style-name="ce10">
                  <text:p text:style-name="P2">0</text:p>
                </table:table-cell>
                <table:table-cell table:style-name="ce1">
                  <text:p text:style-name="P2"><text:span text:style-name="T2">1</text:span></text:p>
                </table:table-cell>
                <table:table-cell table:style-name="ce1">
                  <text:p text:style-name="P2"><text:span text:style-name="T2">1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gr4" draw:text-style-name="P4" draw:layer="layout" svg:width="1.8cm" svg:height="0.683cm" svg:x="6.9cm" svg:y="0.8cm">
            <draw:text-box>
              <text:p text:style-name="P3"><text:span text:style-name="T3">MSB</text:span></text:p>
            </draw:text-box>
          </draw:frame>
          <draw:frame draw:style-name="gr4" draw:text-style-name="P4" draw:layer="layout" svg:width="1.8cm" svg:height="0.683cm" svg:x="11.5cm" svg:y="10.283cm">
            <draw:text-box>
              <text:p text:style-name="P3"><text:span text:style-name="T3">LS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fill-image draw:name="bleu" xlink:href="Pictures/100002010000000A0000000AF64501F4FEE6826B.png" xlink:type="simple" xlink:show="embed" xlink:actuate="onLoad"/>
    <draw:fill-image draw:name="red2" xlink:href="Pictures/1000020100000008000000082D0C26B4E2A107FF.png" xlink:type="simple" xlink:show="embed" xlink:actuate="onLoad"/>
    <draw:fill-image draw:name="vert" xlink:href="Pictures/100002010000000A0000000A432017E3B01C2BA3.png" xlink:type="simple" xlink:show="embed" xlink:actuate="onLoad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10:56:06.091100207</meta:creation-date>
    <dc:date>2021-09-28T20:47:36.018624414</dc:date>
    <meta:editing-duration>PT22M8S</meta:editing-duration>
    <meta:editing-cycles>5</meta:editing-cycles>
    <meta:generator>LibreOffice/6.4.7.2$Linux_X86_64 LibreOffice_project/40$Build-2</meta:generator>
    <meta:document-statistic meta:object-count="23"/>
  </office:meta>
</office:document-meta>
</file>